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P4</text:p>
      <text:p text:style-name="Standard"/>
      <text:p text:style-name="Standard">un loi random parait bien.</text:p>
      <text:p text:style-name="Standard"/>
      <text:p text:style-name="Standard">Si on prend K plus grand ça peut être une bonne solution mais si K est trop Grand c'est moins fi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6:22:33</meta:creation-date>
    <dc:date>2014-02-18T16:24:01</dc:date>
    <meta:editing-duration>PT1M28S</meta:editing-duration>
    <meta:editing-cycles>2</meta:editing-cycles>
    <meta:generator>LibreOffice/3.4$Unix LibreOffice_project/340m1$Build-602</meta:generator>
    <meta:document-statistic meta:table-count="0" meta:image-count="0" meta:object-count="0" meta:page-count="1" meta:paragraph-count="3" meta:word-count="27" meta:character-count="130" meta:non-whitespace-character-count="106"/>
  </office:meta>
</office:document-meta>
</file>